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92436" svg:stroke-opacity="50%" draw:stroke-linejoin="miter" svg:stroke-linecap="butt" draw:fill="solid" draw:fill-color="#092436" draw:opacity="50%" fo:padding-top="0.017cm" fo:padding-bottom="0.017cm" fo:padding-left="0.017cm" fo:padding-right="0.017cm"/>
    </style:style>
    <style:style style:name="gr2" style:family="graphic" style:parent-style-name="standard">
      <style:graphic-properties draw:stroke="solid" svg:stroke-width="0.035cm" svg:stroke-color="#4c2604" svg:stroke-opacity="50%" draw:stroke-linejoin="miter" svg:stroke-linecap="butt" draw:fill="solid" draw:fill-color="#4c2604" draw:opacity="50%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35cm" svg:stroke-color="#0d300d" svg:stroke-opacity="50%" draw:stroke-linejoin="miter" svg:stroke-linecap="butt" draw:fill="solid" draw:fill-color="#0d300d" draw:opacity="50%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400c0c" svg:stroke-opacity="50%" draw:stroke-linejoin="miter" svg:stroke-linecap="butt" draw:fill="solid" draw:fill-color="#400c0c" draw:opacity="50%" fo:padding-top="0.017cm" fo:padding-bottom="0.017cm" fo:padding-left="0.017cm" fo:padding-right="0.017cm"/>
    </style:style>
    <style:style style:name="gr5" style:family="graphic" style:parent-style-name="standard">
      <style:graphic-properties draw:stroke="solid" svg:stroke-width="0.035cm" svg:stroke-color="#2c1f39" svg:stroke-opacity="50%" draw:stroke-linejoin="miter" svg:stroke-linecap="butt" draw:fill="solid" draw:fill-color="#2c1f39" draw:opacity="50%" fo:padding-top="0.017cm" fo:padding-bottom="0.017cm" fo:padding-left="0.017cm" fo:padding-right="0.017cm"/>
    </style:style>
    <style:style style:name="gr6" style:family="graphic" style:parent-style-name="standard">
      <style:graphic-properties draw:stroke="solid" svg:stroke-width="0.035cm" svg:stroke-color="#2a1a16" svg:stroke-opacity="50%" draw:stroke-linejoin="miter" svg:stroke-linecap="butt" draw:fill="solid" draw:fill-color="#2a1a16" draw:opacity="50%" fo:padding-top="0.017cm" fo:padding-bottom="0.017cm" fo:padding-left="0.017cm" fo:padding-right="0.017cm"/>
    </style:style>
    <style:style style:name="gr7" style:family="graphic" style:parent-style-name="standard">
      <style:graphic-properties draw:stroke="none" draw:fill="solid" draw:fill-color="#1f77b4"/>
    </style:style>
    <style:style style:name="gr8" style:family="graphic" style:parent-style-name="standard">
      <style:graphic-properties draw:stroke="none" draw:fill="solid" draw:fill-color="#ff7f0e"/>
    </style:style>
    <style:style style:name="gr9" style:family="graphic" style:parent-style-name="standard">
      <style:graphic-properties draw:stroke="none" draw:fill="solid" draw:fill-color="#2ca02c"/>
    </style:style>
    <style:style style:name="gr10" style:family="graphic" style:parent-style-name="standard">
      <style:graphic-properties draw:stroke="none" draw:fill="solid" draw:fill-color="#d62728"/>
    </style:style>
    <style:style style:name="gr11" style:family="graphic" style:parent-style-name="standard">
      <style:graphic-properties draw:stroke="none" draw:fill="solid" draw:fill-color="#9467bd"/>
    </style:style>
    <style:style style:name="gr12" style:family="graphic" style:parent-style-name="standard">
      <style:graphic-properties draw:stroke="none" draw:fill="solid" draw:fill-color="#8c564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26cm" fo:min-width="1.1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26cm" fo:min-width="1.06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73cm" fo:min-width="0.449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97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0.72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26cm" fo:min-width="0.755cm" fo:padding-top="0cm" fo:padding-bottom="0cm" fo:padding-left="0cm" fo:padding-right="0cm"/>
    </style:style>
    <style:style style:name="gr19" style:family="graphic" style:parent-style-name="objectwithoutfill">
      <style:graphic-properties draw:fill="none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objectwithoutfill">
      <style:graphic-properties svg:stroke-width="0.018cm" svg:stroke-color="#1d395c" draw:marker-start-width="0.227cm" draw:marker-end-width="0.227cm" draw:fill="none" draw:textarea-horizontal-align="center" draw:textarea-vertical-align="middle" fo:padding-top="0.009cm" fo:padding-bottom="0.009cm" fo:padding-left="0.009cm" fo:padding-right="0.009cm"/>
    </style:style>
    <style:style style:name="P1" style:family="paragraph">
      <loext:graphic-properties draw:fill="solid" draw:fill-color="#092436" draw:opacity="50%"/>
    </style:style>
    <style:style style:name="P2" style:family="paragraph">
      <loext:graphic-properties draw:fill="solid" draw:fill-color="#4c2604" draw:opacity="50%"/>
    </style:style>
    <style:style style:name="P3" style:family="paragraph">
      <loext:graphic-properties draw:fill="solid" draw:fill-color="#0d300d" draw:opacity="50%"/>
    </style:style>
    <style:style style:name="P4" style:family="paragraph">
      <loext:graphic-properties draw:fill="solid" draw:fill-color="#400c0c" draw:opacity="50%"/>
    </style:style>
    <style:style style:name="P5" style:family="paragraph">
      <loext:graphic-properties draw:fill="solid" draw:fill-color="#2c1f39" draw:opacity="50%"/>
    </style:style>
    <style:style style:name="P6" style:family="paragraph">
      <loext:graphic-properties draw:fill="solid" draw:fill-color="#2a1a16" draw:opacity="50%"/>
    </style:style>
    <style:style style:name="P7" style:family="paragraph">
      <loext:graphic-properties draw:fill="solid" draw:fill-color="#1f77b4"/>
    </style:style>
    <style:style style:name="P8" style:family="paragraph">
      <loext:graphic-properties draw:fill="solid" draw:fill-color="#ff7f0e"/>
    </style:style>
    <style:style style:name="P9" style:family="paragraph">
      <loext:graphic-properties draw:fill="solid" draw:fill-color="#2ca02c"/>
    </style:style>
    <style:style style:name="P10" style:family="paragraph">
      <loext:graphic-properties draw:fill="solid" draw:fill-color="#d62728"/>
    </style:style>
    <style:style style:name="P11" style:family="paragraph">
      <loext:graphic-properties draw:fill="solid" draw:fill-color="#9467bd"/>
    </style:style>
    <style:style style:name="P12" style:family="paragraph">
      <loext:graphic-properties draw:fill="solid" draw:fill-color="#8c564b"/>
    </style:style>
    <style:style style:name="P13" style:family="paragraph">
      <style:paragraph-properties fo:text-align="start" style:writing-mode="lr-tb"/>
      <style:text-properties style:font-name="Liberation Serif" fo:font-size="8pt"/>
    </style:style>
    <style:style style:name="P14" style:family="paragraph">
      <loext:graphic-properties draw:fill="none"/>
      <style:paragraph-properties fo:text-align="start" style:writing-mode="lr-tb"/>
      <style:text-properties style:font-name="Liberation Serif" fo:font-size="8pt" style:font-size-asian="10pt" style:font-size-complex="10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text-properties style:font-name="Liberation Serif" fo:font-size="8pt" fo:text-shadow="1pt 1pt" fo:font-weight="bold"/>
    </style:style>
    <style:style style:name="P17" style:family="paragraph">
      <loext:graphic-properties draw:fill="none" draw:fill-color="#ffffff"/>
      <style:text-properties style:font-name="Liberation Serif" fo:font-size="8pt" fo:text-shadow="1pt 1pt" fo:font-weight="bold"/>
    </style:style>
    <style:style style:name="T1" style:family="text">
      <style:text-properties fo:color="#000000" style:font-name="Liberation Serif" style:font-size-asian="10pt" style:font-name-complex="DejaVuSans" style:font-size-complex="10pt"/>
    </style:style>
    <style:style style:name="T2" style:family="text">
      <style:text-properties fo:color="#000000" style:font-name="Liberation Serif" fo:font-size="8pt" style:font-size-asian="10pt" style:font-name-complex="DejaVuSans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1.156cm" svg:height="1.425cm" svg:x="5.489cm" svg:y="0.514cm" svg:viewBox="0 0 1157 1426" svg:d="M1157 0c-175 0-348 40-505 116s-295 188-404 325c-108 137-184 297-221 468-38 170-36 347 5 517l1125-269z">
          <text:p/>
        </draw:path>
        <draw:path draw:style-name="gr2" draw:text-style-name="P2" draw:layer="layout" svg:width="2.267cm" svg:height="1.156cm" svg:x="5.521cm" svg:y="1.67cm" svg:viewBox="0 0 2268 1157" svg:d="M0 270c63 261 214 492 428 653 214 162 478 244 746 232 268-11 524-115 723-295 200-179 331-422 371-687l-1143-173z">
          <text:p/>
        </draw:path>
        <draw:path draw:style-name="gr3" draw:text-style-name="P3" draw:layer="layout" svg:width="1.156cm" svg:height="0.644cm" svg:x="6.645cm" svg:y="1.198cm" svg:viewBox="0 0 1157 645" svg:d="M1144 645c16-109 17-220 2-329s-45-216-90-316l-1056 472z">
          <text:p/>
        </draw:path>
        <draw:path draw:style-name="gr4" draw:text-style-name="P4" draw:layer="layout" svg:width="1.055cm" svg:height="1.069cm" svg:x="6.645cm" svg:y="0.601cm" svg:viewBox="0 0 1056 1070" svg:d="M1056 597c-60-134-145-255-251-358-105-102-229-183-365-239l-440 1070z">
          <text:p/>
        </draw:path>
        <draw:path draw:style-name="gr5" draw:text-style-name="P5" draw:layer="layout" svg:width="0.439cm" svg:height="1.156cm" svg:x="6.645cm" svg:y="0.514cm" svg:viewBox="0 0 440 1157" svg:d="M440 87c-68-28-138-49-210-64s-146-22-219-23l-11 1157z">
          <text:p/>
        </draw:path>
        <draw:path draw:style-name="gr6" draw:text-style-name="P6" draw:layer="layout" svg:width="0.01cm" svg:height="1.156cm" svg:x="6.645cm" svg:y="0.514cm" svg:viewBox="0 0 11 1157" svg:d="M11 0c-1 0-3 0-5 0s-4 0-6 0v1157z">
          <text:p/>
        </draw:path>
        <draw:path draw:style-name="gr7" draw:text-style-name="P7" draw:layer="layout" svg:width="1.156cm" svg:height="1.425cm" svg:x="5.512cm" svg:y="0.491cm" svg:viewBox="0 0 1157 1426" svg:d="M1157 0c-175 0-348 40-505 116s-295 188-404 325c-108 137-184 297-221 468-38 170-36 347 5 517l1125-269z">
          <text:p/>
        </draw:path>
        <draw:path draw:style-name="gr8" draw:text-style-name="P8" draw:layer="layout" svg:width="2.267cm" svg:height="1.156cm" svg:x="5.544cm" svg:y="1.647cm" svg:viewBox="0 0 2268 1157" svg:d="M0 270c63 261 214 492 428 653 214 162 478 244 746 233 268-12 524-116 723-296 200-179 331-422 371-687l-1144-173z">
          <text:p/>
        </draw:path>
        <draw:path draw:style-name="gr9" draw:text-style-name="P9" draw:layer="layout" svg:width="1.156cm" svg:height="0.644cm" svg:x="6.668cm" svg:y="1.175cm" svg:viewBox="0 0 1157 645" svg:d="M1144 645c16-109 17-220 2-329s-45-216-90-316l-1056 472z">
          <text:p/>
        </draw:path>
        <draw:path draw:style-name="gr10" draw:text-style-name="P10" draw:layer="layout" svg:width="1.055cm" svg:height="1.069cm" svg:x="6.668cm" svg:y="0.578cm" svg:viewBox="0 0 1056 1070" svg:d="M1056 597c-60-134-145-255-251-358-105-102-229-183-365-239l-440 1070z">
          <text:p/>
        </draw:path>
        <draw:path draw:style-name="gr11" draw:text-style-name="P11" draw:layer="layout" svg:width="0.439cm" svg:height="1.156cm" svg:x="6.668cm" svg:y="0.491cm" svg:viewBox="0 0 440 1157" svg:d="M440 87c-68-28-138-49-210-64s-146-22-219-23l-11 1157z">
          <text:p/>
        </draw:path>
        <draw:path draw:style-name="gr12" draw:text-style-name="P12" draw:layer="layout" svg:width="0.01cm" svg:height="1.156cm" svg:x="6.668cm" svg:y="0.491cm" svg:viewBox="0 0 11 1157" svg:d="M11 0c-2 0-4 0-6 0-1 0-3 0-5 0v1157z">
          <text:p/>
        </draw:path>
        <draw:path draw:style-name="gr1" draw:text-style-name="P1" draw:layer="layout" svg:width="1.16cm" svg:height="1.166cm" svg:x="1.033cm" svg:y="0.505cm" svg:viewBox="0 0 1161 1167" svg:d="M1161 0c-290 0-569 108-784 302-214 194-349 462-377 749l1161 116z">
          <text:p/>
        </draw:path>
        <draw:path draw:style-name="gr2" draw:text-style-name="P2" draw:layer="layout" svg:width="1.802cm" svg:height="1.281cm" svg:x="1.028cm" svg:y="1.556cm" svg:viewBox="0 0 1803 1282" svg:d="M6 0c-22 219 19 440 117 636 98 197 249 362 438 476 187 114 403 173 623 169 220-3 434-68 619-188l-637-978z">
          <text:p/>
        </draw:path>
        <draw:path draw:style-name="gr3" draw:text-style-name="P3" draw:layer="layout" svg:width="1.049cm" svg:height="0.977cm" svg:x="2.194cm" svg:y="1.672cm" svg:viewBox="0 0 1050 978" svg:d="M637 978c88-58 168-127 238-207 70-79 129-168 175-263l-1050-508z">
          <text:p/>
        </draw:path>
        <draw:path draw:style-name="gr4" draw:text-style-name="P4" draw:layer="layout" svg:width="1.165cm" svg:height="1.546cm" svg:x="2.194cm" svg:y="0.633cm" svg:viewBox="0 0 1166 1547" svg:d="M1050 1547c133-274 153-590 56-879s-303-529-575-668l-531 1039z">
          <text:p/>
        </draw:path>
        <draw:path draw:style-name="gr5" draw:text-style-name="P5" draw:layer="layout" svg:width="0.53cm" svg:height="1.165cm" svg:x="2.194cm" svg:y="0.505cm" svg:viewBox="0 0 531 1166" svg:d="M531 128c-80-41-165-73-253-95-88-21-178-32-269-33l-9 1166z">
          <text:p/>
        </draw:path>
        <draw:path draw:style-name="gr6" draw:text-style-name="P6" draw:layer="layout" svg:width="0.008cm" svg:height="1.166cm" svg:x="2.194cm" svg:y="0.505cm" svg:viewBox="0 0 9 1167" svg:d="M9 0c-1 0-3 0-4 0-2 0-3 0-5 0v1167z">
          <text:p/>
        </draw:path>
        <draw:path draw:style-name="gr7" draw:text-style-name="P7" draw:layer="layout" svg:width="1.16cm" svg:height="1.165cm" svg:x="1.056cm" svg:y="0.482cm" svg:viewBox="0 0 1161 1166" svg:d="M1161 0c-290 0-569 108-783 302-215 194-350 462-378 749l1161 115z">
          <text:p/>
        </draw:path>
        <draw:path draw:style-name="gr8" draw:text-style-name="P8" draw:layer="layout" svg:width="1.802cm" svg:height="1.281cm" svg:x="1.051cm" svg:y="1.533cm" svg:viewBox="0 0 1803 1282" svg:d="M6 0c-22 219 19 440 117 636 98 197 250 362 437 476 188 114 404 173 624 169 220-3 435-68 619-188l-637-978z">
          <text:p/>
        </draw:path>
        <draw:path draw:style-name="gr9" draw:text-style-name="P9" draw:layer="layout" svg:width="1.049cm" svg:height="0.977cm" svg:x="2.217cm" svg:y="1.648cm" svg:viewBox="0 0 1050 978" svg:d="M637 978c88-58 168-127 238-207 70-79 129-167 175-262l-1050-509z">
          <text:p/>
        </draw:path>
        <draw:path draw:style-name="gr10" draw:text-style-name="P10" draw:layer="layout" svg:width="1.166cm" svg:height="1.546cm" svg:x="2.217cm" svg:y="0.61cm" svg:viewBox="0 0 1167 1547" svg:d="M1050 1547c133-274 153-590 56-879s-303-529-575-668l-531 1039z">
          <text:p/>
        </draw:path>
        <draw:path draw:style-name="gr11" draw:text-style-name="P11" draw:layer="layout" svg:width="0.53cm" svg:height="1.165cm" svg:x="2.217cm" svg:y="0.482cm" svg:viewBox="0 0 531 1166" svg:d="M531 128c-80-41-165-73-253-94-88-22-178-33-269-34l-9 1166z">
          <text:p/>
        </draw:path>
        <draw:path draw:style-name="gr12" draw:text-style-name="P12" draw:layer="layout" svg:width="0.008cm" svg:height="1.165cm" svg:x="2.217cm" svg:y="0.482cm" svg:viewBox="0 0 9 1166" svg:d="M9 0c-1 0-3 0-4 0-2 0-3 0-5 0v1166z">
          <text:p/>
        </draw:path>
        <draw:frame draw:style-name="gr13" draw:text-style-name="P14" draw:layer="layout" svg:width="1.16cm" svg:height="0.627cm" svg:x="0.34cm" svg:y="0.467cm">
          <draw:text-box>
            <text:p text:style-name="P13"><text:span text:style-name="T1">Clocks</text:span></text:p>
            <text:p text:style-name="P13"><text:span text:style-name="T1">23.4%</text:span></text:p>
          </draw:text-box>
        </draw:frame>
        <draw:frame draw:style-name="gr14" draw:text-style-name="P14" draw:layer="layout" svg:width="1.069cm" svg:height="0.627cm" svg:x="0.44cm" svg:y="2.28cm">
          <draw:text-box>
            <text:p text:style-name="P13"><text:span text:style-name="T1">L</text:span><text:span text:style-name="T1">o</text:span><text:span text:style-name="T1">g</text:span><text:span text:style-name="T1">i</text:span><text:span text:style-name="T1">c</text:span></text:p>
            <text:p text:style-name="P13"><text:span text:style-name="T1">3</text:span><text:span text:style-name="T1">5</text:span><text:span text:style-name="T1">.</text:span><text:span text:style-name="T1">8</text:span><text:span text:style-name="T1">%</text:span></text:p>
          </draw:text-box>
        </draw:frame>
        <draw:frame draw:style-name="gr15" draw:text-style-name="P14" draw:layer="layout" svg:width="0.599cm" svg:height="0.627cm" svg:x="3.169cm" svg:y="2.421cm">
          <draw:text-box>
            <text:p text:style-name="P13"><text:span text:style-name="T1">D</text:span><text:span text:style-name="T1">S</text:span><text:span text:style-name="T1">P</text:span></text:p>
            <text:p text:style-name="P13"><text:span text:style-name="T1">8</text:span><text:span text:style-name="T1">.</text:span><text:span text:style-name="T1">6</text:span><text:span text:style-name="T1">%</text:span></text:p>
          </draw:text-box>
        </draw:frame>
        <draw:frame draw:style-name="gr16" draw:text-style-name="P14" draw:layer="layout" svg:width="0.972cm" svg:height="0.635cm" svg:x="3.492cm" svg:y="1.27cm">
          <draw:text-box>
            <text:p text:style-name="P13"><text:span text:style-name="T1">Data</text:span></text:p>
            <text:p text:style-name="P13"><text:span text:style-name="T1">24.7%</text:span></text:p>
          </draw:text-box>
        </draw:frame>
        <draw:frame draw:style-name="gr17" draw:text-style-name="P14" draw:layer="layout" svg:width="0.84cm" svg:height="0.627cm" svg:x="3.221cm" svg:y="0.248cm">
          <draw:text-box>
            <text:p text:style-name="P13"><text:span text:style-name="T1">BRA</text:span><text:span text:style-name="T1">M</text:span></text:p>
            <text:p text:style-name="P13"><text:span text:style-name="T1">7.4%</text:span></text:p>
          </draw:text-box>
        </draw:frame>
        <draw:frame draw:style-name="gr18" draw:text-style-name="P14" draw:layer="layout" svg:width="1.048cm" svg:height="0.314cm" svg:x="1.8cm" svg:y="0.067cm">
          <draw:text-box>
            <text:p text:style-name="P13"><text:span text:style-name="T1">I/O </text:span><text:span text:style-name="T1">0.1%</text:span></text:p>
          </draw:text-box>
        </draw:frame>
        <draw:line draw:style-name="gr19" draw:text-style-name="P15" draw:layer="layout" svg:x1="-0.254cm" svg:y1="1.647cm" svg:x2="10.033cm" svg:y2="1.647cm">
          <text:p/>
        </draw:line>
        <draw:line draw:style-name="gr19" draw:text-style-name="P15" draw:layer="layout" svg:x1="4.455cm" svg:y1="-1.651cm" svg:x2="4.455cm" svg:y2="4.952cm">
          <text:p/>
        </draw:line>
        <draw:line draw:style-name="gr19" draw:text-style-name="P15" draw:layer="layout" svg:x1="2.217cm" svg:y1="-1.651cm" svg:x2="2.217cm" svg:y2="4.952cm">
          <text:p/>
        </draw:line>
        <draw:line draw:style-name="gr19" draw:text-style-name="P15" draw:layer="layout" svg:x1="6.668cm" svg:y1="-1.651cm" svg:x2="6.668cm" svg:y2="4.952cm">
          <text:p/>
        </draw:line>
        <draw:frame draw:style-name="gr13" draw:text-style-name="P14" draw:layer="layout" svg:width="1.16cm" svg:height="0.627cm" svg:x="4.792cm" svg:y="0.467cm">
          <draw:text-box>
            <text:p text:style-name="P13"><text:span text:style-name="T1">Cloc</text:span><text:span text:style-name="T1">ks</text:span></text:p>
            <text:p text:style-name="P13"><text:span text:style-name="T2">28.7</text:span><text:span text:style-name="T2">%</text:span></text:p>
          </draw:text-box>
        </draw:frame>
        <draw:frame draw:style-name="gr14" draw:text-style-name="P14" draw:layer="layout" svg:width="1.069cm" svg:height="0.627cm" svg:x="4.892cm" svg:y="2.28cm">
          <draw:text-box>
            <text:p text:style-name="P13"><text:span text:style-name="T1">Log</text:span><text:span text:style-name="T1">ic</text:span></text:p>
            <text:p text:style-name="P13"><text:span text:style-name="T1">43.</text:span><text:span text:style-name="T1">9%</text:span></text:p>
          </draw:text-box>
        </draw:frame>
        <draw:frame draw:style-name="gr15" draw:text-style-name="P14" draw:layer="layout" svg:width="0.599cm" svg:height="0.627cm" svg:x="8.121cm" svg:y="2.021cm">
          <draw:text-box>
            <text:p text:style-name="P13"><text:span text:style-name="T1">DSP</text:span></text:p>
            <text:p text:style-name="P13"><text:span text:style-name="T1">9.1%</text:span></text:p>
          </draw:text-box>
        </draw:frame>
        <draw:frame draw:style-name="gr16" draw:text-style-name="P14" draw:layer="layout" svg:width="0.972cm" svg:height="0.635cm" svg:x="8.144cm" svg:y="0.77cm">
          <draw:text-box>
            <text:p text:style-name="P13"><text:span text:style-name="T1">Data</text:span></text:p>
            <text:p text:style-name="P13"><text:span text:style-name="T1">12.1%</text:span></text:p>
          </draw:text-box>
        </draw:frame>
        <draw:frame draw:style-name="gr17" draw:text-style-name="P14" draw:layer="layout" svg:width="0.84cm" svg:height="0.627cm" svg:x="7.673cm" svg:y="0.048cm">
          <draw:text-box>
            <text:p text:style-name="P13"><text:span text:style-name="T1">BRAM</text:span></text:p>
            <text:p text:style-name="P13"><text:span text:style-name="T1">6.1%</text:span></text:p>
          </draw:text-box>
        </draw:frame>
        <draw:frame draw:style-name="gr18" draw:text-style-name="P14" draw:layer="layout" svg:width="1.048cm" svg:height="0.314cm" svg:x="6.252cm" svg:y="0.067cm">
          <draw:text-box>
            <text:p text:style-name="P13"><text:span text:style-name="T1">I</text:span><text:span text:style-name="T1">/</text:span><text:span text:style-name="T1">O</text:span><text:span text:style-name="T1"> </text:span><text:span text:style-name="T1">0</text:span><text:span text:style-name="T1">.</text:span><text:span text:style-name="T1">1</text:span><text:span text:style-name="T1">%</text:span></text:p>
          </draw:text-box>
        </draw:frame>
        <draw:frame draw:style-name="gr20" draw:text-style-name="P17" draw:layer="layout" svg:width="0.239cm" svg:height="0.314cm" svg:x="0.033cm" svg:y="0.038cm">
          <draw:text-box>
            <text:p text:style-name="P16">a)</text:p>
          </draw:text-box>
        </draw:frame>
        <draw:frame draw:style-name="gr20" draw:text-style-name="P17" draw:layer="layout" svg:width="0.252cm" svg:height="0.314cm" svg:x="4.5cm" svg:y="0.044cm">
          <draw:text-box>
            <text:p text:style-name="P16">b)</text:p>
          </draw:text-box>
        </draw:frame>
        <draw:polyline draw:style-name="gr21" draw:text-style-name="P15" draw:layer="layout" svg:width="0.761cm" svg:height="0.253cm" draw:transform="rotate (-3.14159265358979) translate (3.175cm 0.762cm)" svg:viewBox="0 0 762 254" draw:points="0,254 508,254 762,0">
          <text:p/>
        </draw:polyline>
        <draw:polyline draw:style-name="gr21" draw:text-style-name="P15" draw:layer="layout" svg:width="0.761cm" svg:height="0.253cm" draw:transform="rotate (-3.14159265358979) translate (7.621cm 0.762cm)" svg:viewBox="0 0 762 254" draw:points="0,254 508,254 762,0">
          <text:p/>
        </draw:polyline>
        <draw:polyline draw:style-name="gr21" draw:text-style-name="P15" draw:layer="layout" svg:width="0.628cm" svg:height="0.448cm" draw:transform="rotate (0.785398163397448) translate (7.239cm 1.143cm)" svg:viewBox="0 0 629 449" draw:points="0,0 180,0 629,449">
          <text:p/>
        </draw:polyline>
        <draw:polyline draw:style-name="gr21" draw:text-style-name="P15" draw:layer="layout" svg:width="0.888cm" svg:height="0.507cm" svg:x="7.493cm" svg:y="1.524cm" svg:viewBox="0 0 889 508" draw:points="0,0 508,0 889,508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89cm" fo:page-height="3.3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1-31T02:20:36.961400306</dc:date>
    <meta:editing-duration>P1DT1H12S</meta:editing-duration>
    <meta:editing-cycles>38</meta:editing-cycles>
    <meta:generator>LibreOffice/6.0.7.3$Linux_X86_64 LibreOffice_project/00m0$Build-3</meta:generator>
    <meta:document-statistic meta:object-count="46"/>
  </office:meta>
</office:document-meta>
</file>